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PreferenceModel.is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isConfirm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isOkToRemoveSecur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ShowSplash( boolean showSpl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LookAndFeelClassName( String lookAndFeel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IdentifierExpression( String newIdentifie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Responsiveness( in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PreferenceModel.getLookAndFeel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getResponsive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isStatus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getToolTipDisplay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getLastUsed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isShowSp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CyclicBufferSize( int newCyclic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TabPlaceme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LastUsedVersion( String lastUsed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apply( ApplicationPreferenc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pplicationPreferenceModel.firePropertyChange( String propertyName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getTab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isShowNoReceiver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firePropertyChange( String propertyName , int oldValue ,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Receivers( boolean recei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firePropertyChange( String propertyName , boolean oldValue ,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ConfigurationURL( String configuration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OkToRemoveSecurityManager( boolean okToRemoveSecur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Toolbar( boolean tool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isRecei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getIdentifie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add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ToolTipDisplayMillis( int newToolTipDisplay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StatusBar( boolean status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setShowNoReceiverWarning( boolean newShowNoReceiverWar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getCyclic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getConfigura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setConfirmExit( boolean confirmEx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referenceModel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.hasListeners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